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FF9FA9E28EAF64EE.jpg" manifest:media-type="image/jpeg"/>
  <manifest:file-entry manifest:full-path="Pictures/100000000000010000000100A5ADAF4BD0669AD9.jpg" manifest:media-type="image/jpeg"/>
  <manifest:file-entry manifest:full-path="Pictures/1000020100000121000000ECA9AF9841E9DA01CA.png" manifest:media-type="image/png"/>
  <manifest:file-entry manifest:full-path="Pictures/1000020100000141000000F55A679FEE87974A1B.png" manifest:media-type="image/png"/>
  <manifest:file-entry manifest:full-path="Pictures/1000020100000124000000EAEB801B41ED65A437.png" manifest:media-type="image/png"/>
  <manifest:file-entry manifest:full-path="Pictures/100002010000013A000001007C2D156CDE0539F4.png" manifest:media-type="image/png"/>
  <manifest:file-entry manifest:full-path="Pictures/100002010000011C000000B1FB42C02698A97FB1.png" manifest:media-type="image/png"/>
  <manifest:file-entry manifest:full-path="Pictures/10000000000004000000030017589804D5A72D4C.jpg" manifest:media-type="image/jpeg"/>
  <manifest:file-entry manifest:full-path="Pictures/1000020100000142000000DCA26DE4FBA35C3F8E.png" manifest:media-type="image/png"/>
  <manifest:file-entry manifest:full-path="Pictures/1000020100000150000000ECACFB5324B3886225.png" manifest:media-type="image/png"/>
  <manifest:file-entry manifest:full-path="Pictures/10000201000005AA000003F79A87341793FA8F7D.png" manifest:media-type="image/png"/>
  <manifest:file-entry manifest:full-path="Pictures/1000000000000780000004385973EA37B156695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withoutfill">
      <style:graphic-properties svg:stroke-width="0.212cm" svg:stroke-color="#000000" draw:marker-start-width="0.517cm" draw:marker-end="Arrow" draw:marker-end-width="0.617cm" draw:fill="solid" draw:textarea-vertical-align="middle" fo:padding-top="0.23cm" fo:padding-bottom="0.23cm" fo:padding-left="0.355cm" fo:padding-right="0.355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35cm, 1.242cm, 0cm, 1.84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9cm, 3.302cm, 1.01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cm, 0.499cm, 1.083cm, 0.25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586cm" fo:min-width="1.96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004cm" fo:min-width="0.081cm"/>
    </style:style>
    <style:style style:name="gr11" style:family="graphic" style:parent-style-name="standard">
      <style:graphic-properties draw:textarea-horizontal-align="justify" draw:textarea-vertical-align="middle" draw:auto-grow-height="false" fo:min-height="0.004cm" fo:min-width="0.01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2cm, 1.672cm, 3.344cm, 0.956cm)" draw:image-opacity="100%" style:mirror="non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528cm" fo:min-width="2.548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349cm"/>
    </style:style>
    <style:style style:name="gr18" style:family="graphic" style:parent-style-name="standard">
      <style:graphic-properties draw:stroke="dash" draw:stroke-dash="Long_20_Dash" svg:stroke-width="0.081cm" svg:stroke-color="#ff0000" draw:marker-start-width="0.321cm" draw:marker-end-width="0.321cm" draw:fill-color="#ffffff" draw:textarea-horizontal-align="justify" draw:textarea-vertical-align="middle" draw:auto-grow-height="false" fo:min-height="0cm" fo:min-width="0.355cm" fo:padding-top="0.165cm" fo:padding-bottom="0.165cm" fo:padding-left="0.29cm" fo:padding-right="0.29cm"/>
    </style:style>
    <style:style style:name="gr19" style:family="graphic" style:parent-style-name="standard">
      <style:graphic-properties draw:stroke="dash" draw:stroke-dash="Long_20_Dash" svg:stroke-width="0.081cm" svg:stroke-color="#ff0000" draw:marker-start-width="0.321cm" draw:marker-end-width="0.321cm" draw:fill-color="#ffffff" draw:opacity="0%" draw:opacity-name="" draw:textarea-horizontal-align="justify" draw:textarea-vertical-align="middle" draw:auto-grow-height="false" fo:min-height="0cm" fo:min-width="0.309cm" fo:padding-top="0.165cm" fo:padding-bottom="0.165cm" fo:padding-left="0.29cm" fo:padding-right="0.29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547cm" fo:min-width="0.26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" style:font-name-asian="Liberation Sans1" style:font-name-complex="Liberation Sans1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6.856cm" svg:height="3.856cm" svg:x="0.88cm" svg:y="6.104cm">
            <draw:image xlink:href="Pictures/1000000000000780000004385973EA37B1566953.jpg" xlink:type="simple" xlink:show="embed" xlink:actuate="onLoad" loext:mime-type="image/jpeg">
              <text:p/>
            </draw:image>
          </draw:frame>
          <draw:frame draw:style-name="gr1" draw:text-style-name="P1" draw:layer="layout" svg:width="4.962cm" svg:height="3.474cm" svg:x="9.477cm" svg:y="6.348cm">
            <draw:image xlink:href="Pictures/10000201000005AA000003F79A87341793FA8F7D.png" xlink:type="simple" xlink:show="embed" xlink:actuate="onLoad" loext:mime-type="image/png">
              <text:p/>
            </draw:image>
          </draw:frame>
          <draw:frame draw:style-name="gr1" draw:text-style-name="P1" draw:layer="layout" svg:width="6.856cm" svg:height="3.856cm" svg:x="19.102cm" svg:y="6.104cm">
            <draw:image xlink:href="Pictures/1000000000000780000004385973EA37B1566953.jpg" xlink:type="simple" xlink:show="embed" xlink:actuate="onLoad" loext:mime-type="image/jpeg">
              <text:p/>
            </draw:image>
          </draw:frame>
          <draw:frame draw:style-name="gr1" draw:text-style-name="P1" draw:layer="layout" svg:width="2.968cm" svg:height="2.078cm" draw:transform="rotate (0.692023048415752) translate (19.636cm 8.166cm)">
            <draw:image xlink:href="Pictures/10000201000005AA000003F79A87341793FA8F7D.png" xlink:type="simple" xlink:show="embed" xlink:actuate="onLoad" loext:mime-type="image/png">
              <text:p/>
            </draw:image>
          </draw:frame>
          <draw:frame draw:style-name="gr2" draw:text-style-name="P2" draw:layer="layout" svg:width="6.72cm" svg:height="0.962cm" svg:x="1.016cm" svg:y="5.126cm">
            <draw:text-box>
              <text:p>Random background</text:p>
            </draw:text-box>
          </draw:frame>
          <draw:frame draw:style-name="gr2" draw:text-style-name="P2" draw:layer="layout" svg:width="6.72cm" svg:height="0.962cm" svg:x="8.716cm" svg:y="5.126cm">
            <draw:text-box>
              <text:p>Contoured Sneaker</text:p>
            </draw:text-box>
          </draw:frame>
          <draw:frame draw:style-name="gr3" draw:text-style-name="P2" draw:layer="layout" svg:width="4.741cm" svg:height="1.673cm" svg:x="20.135cm" svg:y="5.126cm">
            <draw:text-box>
              <text:p>Training image</text:p>
            </draw:text-box>
          </draw:frame>
          <draw:line draw:style-name="gr4" draw:text-style-name="P3" draw:layer="layout" svg:x1="15.24cm" svg:y1="7.874cm" svg:x2="18.034cm" svg:y2="7.874cm">
            <text:p/>
          </draw:line>
        </draw:g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frame draw:style-name="gr1" draw:text-style-name="P1" draw:layer="layout" svg:width="8.889cm" svg:height="6.243cm" svg:x="9.399cm" svg:y="8.473cm">
            <draw:image xlink:href="Pictures/1000020100000150000000ECACFB5324B3886225.png" xlink:type="simple" xlink:show="embed" xlink:actuate="onLoad" loext:mime-type="image/png">
              <text:p/>
            </draw:image>
          </draw:frame>
          <draw:frame draw:style-name="gr1" draw:text-style-name="P1" draw:layer="layout" svg:width="8.519cm" svg:height="5.82cm" svg:x="18.405cm" svg:y="8.564cm">
            <draw:image xlink:href="Pictures/1000020100000142000000DCA26DE4FBA35C3F8E.png" xlink:type="simple" xlink:show="embed" xlink:actuate="onLoad" loext:mime-type="image/png">
              <text:p/>
            </draw:image>
          </draw:frame>
          <draw:frame draw:style-name="gr1" draw:text-style-name="P1" draw:layer="layout" svg:width="7.372cm" svg:height="6.01cm" svg:x="1.888cm" svg:y="8.535cm">
            <draw:image xlink:href="Pictures/100002010000013A000001007C2D156CDE0539F4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7.725cm" svg:height="6.19cm" svg:x="18.288cm" svg:y="1.27cm">
          <draw:image xlink:href="Pictures/1000020100000124000000EAEB801B41ED65A437.png" xlink:type="simple" xlink:show="embed" xlink:actuate="onLoad" loext:mime-type="image/png">
            <text:p/>
          </draw:image>
        </draw:frame>
        <draw:frame draw:style-name="gr1" draw:text-style-name="P1" draw:layer="layout" svg:width="8.492cm" svg:height="6.481cm" svg:x="9.542cm" svg:y="1.016cm">
          <draw:image xlink:href="Pictures/1000020100000141000000F55A679FEE87974A1B.png" xlink:type="simple" xlink:show="embed" xlink:actuate="onLoad" loext:mime-type="image/png">
            <text:p/>
          </draw:image>
        </draw:frame>
        <draw:frame draw:style-name="gr1" draw:text-style-name="P1" draw:layer="layout" svg:width="7.645cm" svg:height="6.243cm" svg:x="1.524cm" svg:y="1.123cm">
          <draw:image xlink:href="Pictures/1000020100000121000000ECA9AF9841E9DA01C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frame draw:style-name="gr6" draw:text-style-name="P1" draw:layer="layout" svg:width="3.712cm" svg:height="2.286cm" svg:x="18.722cm" svg:y="7.012cm">
            <draw:image xlink:href="Pictures/10000000000004000000030017589804D5A72D4C.jpg" xlink:type="simple" xlink:show="embed" xlink:actuate="onLoad" loext:mime-type="image/jpeg">
              <text:p/>
            </draw:image>
          </draw:frame>
          <draw:frame draw:style-name="gr7" draw:text-style-name="P1" draw:layer="layout" svg:width="4.571cm" svg:height="2.598cm" svg:x="6.096cm" svg:y="6.639cm">
            <draw:image xlink:href="Pictures/1000020100000124000000EAEB801B41ED65A437.png" xlink:type="simple" xlink:show="embed" xlink:actuate="onLoad" loext:mime-type="image/png">
              <text:p/>
            </draw:image>
          </draw:frame>
          <draw:frame draw:style-name="gr8" draw:text-style-name="P1" draw:layer="layout" svg:width="4.317cm" svg:height="2.539cm" svg:x="1.37cm" svg:y="6.858cm">
            <draw:image xlink:href="Pictures/100000000000010000000100A5ADAF4BD0669AD9.jpg" xlink:type="simple" xlink:show="embed" xlink:actuate="onLoad" loext:mime-type="image/jpeg">
              <text:p/>
            </draw:image>
          </draw:frame>
          <draw:frame draw:style-name="gr1" draw:text-style-name="P1" draw:layer="layout" svg:width="3.772cm" svg:height="2.351cm" svg:x="22.934cm" svg:y="6.947cm">
            <draw:image xlink:href="Pictures/100002010000011C000000B1FB42C02698A97FB1.png" xlink:type="simple" xlink:show="embed" xlink:actuate="onLoad" loext:mime-type="image/png">
              <text:p/>
            </draw:image>
          </draw:frame>
          <draw:custom-shape draw:style-name="gr9" draw:text-style-name="P5" draw:layer="layout" svg:width="3.074cm" svg:height="1.67cm" svg:x="15.648cm" svg:y="7.328cm">
            <text:p text:style-name="P5"><text:span text:style-name="T1">Best Match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6" draw:layer="layout" svg:width="0.663cm" svg:height="0.508cm" svg:x="5.587cm" svg:y="7.92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6" draw:layer="layout" svg:width="0.663cm" svg:height="0.508cm" svg:x="10.687cm" svg:y="7.92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" draw:text-style-name="P6" draw:layer="layout" svg:width="0.589cm" svg:height="0.508cm" svg:x="22.392cm" svg:y="7.93c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2" draw:layer="layout" svg:width="2.032cm" svg:height="0.962cm" svg:x="2.57cm" svg:y="5.952cm">
            <draw:text-box>
              <text:p>Input</text:p>
            </draw:text-box>
          </draw:frame>
          <draw:frame draw:style-name="gr12" draw:text-style-name="P2" draw:layer="layout" svg:width="4.571cm" svg:height="2.384cm" svg:x="6.096cm" svg:y="5.952cm">
            <draw:text-box>
              <text:p>Segmentation</text:p>
            </draw:text-box>
          </draw:frame>
          <draw:frame draw:style-name="gr12" draw:text-style-name="P2" draw:layer="layout" svg:width="4.571cm" svg:height="2.384cm" svg:x="11.497cm" svg:y="5.952cm">
            <draw:text-box>
              <text:p>Binary mask</text:p>
            </draw:text-box>
          </draw:frame>
          <draw:frame draw:style-name="gr12" draw:text-style-name="P2" draw:layer="layout" svg:width="4.571cm" svg:height="2.384cm" svg:x="18.598cm" svg:y="5.952cm">
            <draw:text-box>
              <text:p>Binary mask</text:p>
            </draw:text-box>
          </draw:frame>
          <draw:frame draw:style-name="gr12" draw:text-style-name="P2" draw:layer="layout" svg:width="4.571cm" svg:height="2.384cm" svg:x="23.099cm" svg:y="5.952cm">
            <draw:text-box>
              <text:p>3D Model</text:p>
            </draw:text-box>
          </draw:frame>
          <draw:frame draw:style-name="gr13" draw:text-style-name="P1" draw:layer="layout" svg:width="4.143cm" svg:height="2.285cm" svg:x="11.45cm" svg:y="6.958cm">
            <draw:image xlink:href="Pictures/100000000000010000000100FF9FA9E28EAF64EE.jpg" xlink:type="simple" xlink:show="embed" xlink:actuate="onLoad" loext:mime-type="image/jpeg">
              <text:p/>
            </draw:image>
          </draw:frame>
        </draw:g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g>
          <draw:line draw:style-name="gr14" draw:text-style-name="P3" draw:layer="layout" svg:x1="5.15cm" svg:y1="14.03cm" svg:x2="20.898cm" svg:y2="14.03cm">
            <text:p/>
          </draw:line>
          <draw:line draw:style-name="gr14" draw:text-style-name="P3" draw:layer="layout" svg:x1="5.15cm" svg:y1="14.03cm" svg:x2="5.15cm" svg:y2="2.016cm">
            <text:p/>
          </draw:line>
        </draw:g>
        <draw:path draw:style-name="gr15" draw:text-style-name="P3" draw:layer="layout" svg:width="7.934cm" svg:height="11.944cm" draw:transform="skewX (-0.0848230016469244) rotate (-1.32871915954328) translate (18.464838829661cm 2.59944350413388cm)" svg:viewBox="0 0 7935 11945" svg:d="M0 11945c8103 0 2122-3181 2122-3181 0 0-4128-2341 1024-3085s6140-1795 2997-3888c-3144-2094-2610-1773-2610-1773">
          <text:p/>
        </draw:path>
        <draw:custom-shape draw:style-name="gr16" draw:text-style-name="P7" draw:layer="layout" svg:width="3.048cm" svg:height="1.778cm" svg:x="5.566cm" svg:y="4.44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698cm" svg:height="0.762cm" svg:x="5.704cm" svg:y="4.606cm">
          <text:p/>
          <draw:enhanced-geometry svg:viewBox="0 0 21600 21600" draw:glue-points="0 0 0 10800 0 21600 10800 21600 21600 21600 10800 10800" draw:text-areas="1900 12700 12700 19700" draw:mirror-horizontal="false" draw:type="right-triangle" draw:enhanced-path="M 0 0 L 21600 21600 0 21600 0 0 Z N"/>
        </draw:custom-shape>
        <draw:custom-shape draw:style-name="gr16" draw:text-style-name="P7" draw:layer="layout" svg:width="3.048cm" svg:height="1.778cm" svg:x="15.066cm" svg:y="11.8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778cm" svg:height="0.797cm" svg:x="15.676cm" svg:y="12.306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19" draw:text-style-name="P9" draw:layer="layout" svg:width="1.778cm" svg:height="0.797cm" svg:x="6.276cm" svg:y="4.806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16" draw:text-style-name="P7" draw:layer="layout" svg:width="3.048cm" svg:height="1.778cm" svg:x="7.466cm" svg:y="10.54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698cm" svg:height="0.762cm" svg:x="8.204cm" svg:y="10.906cm">
          <text:p/>
          <draw:enhanced-geometry svg:viewBox="0 0 21600 21600" draw:glue-points="0 0 0 10800 0 21600 10800 21600 21600 21600 10800 10800" draw:text-areas="1900 12700 12700 19700" draw:mirror-horizontal="false" draw:type="right-triangle" draw:enhanced-path="M 0 0 L 21600 21600 0 21600 0 0 Z N"/>
        </draw:custom-shape>
        <draw:custom-shape draw:style-name="gr19" draw:text-style-name="P9" draw:layer="layout" svg:width="1.778cm" svg:height="0.797cm" svg:x="8.176cm" svg:y="10.906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16" draw:text-style-name="P7" draw:layer="layout" svg:width="3.048cm" svg:height="1.778cm" svg:x="10.566cm" svg:y="3.4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.778cm" svg:height="0.797cm" svg:x="11.276cm" svg:y="3.806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0" draw:text-style-name="P8" draw:layer="layout" svg:width="0.762cm" svg:height="0.797cm" svg:x="11.884cm" svg:y="3.8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.778cm" svg:height="0.797cm" svg:x="11.276cm" svg:y="3.806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21" draw:text-style-name="P10" draw:layer="layout" svg:width="3.048cm" svg:height="0.962cm" svg:x="19.304cm" svg:y="5.08cm">
          <draw:text-box>
            <text:p>L(<text:span text:style-name="T2">θ</text:span><text:span text:style-name="T3">)</text:span></text:p>
          </draw:text-box>
        </draw:frame>
        <draw:frame draw:style-name="gr21" draw:text-style-name="P12" draw:layer="layout" svg:width="3.048cm" svg:height="1.427cm" svg:x="18.704cm" svg:y="10.78cm">
          <draw:text-box>
            <text:p text:style-name="P11"><text:span text:style-name="T4">Global minimum</text:span></text:p>
          </draw:text-box>
        </draw:frame>
        <draw:line draw:style-name="gr22" draw:text-style-name="P3" draw:layer="layout" svg:x1="16.972cm" svg:y1="11.552cm" svg:x2="18.75cm" svg:y2="11.552cm">
          <text:p/>
        </draw:line>
        <draw:frame draw:style-name="gr21" draw:text-style-name="P12" draw:layer="layout" svg:width="3.048cm" svg:height="1.427cm" svg:x="11.004cm" svg:y="9.481cm">
          <draw:text-box>
            <text:p text:style-name="P11"><text:span text:style-name="T4">Local minimum</text:span></text:p>
          </draw:text-box>
        </draw:frame>
        <draw:line draw:style-name="gr22" draw:text-style-name="P3" draw:layer="layout" svg:x1="9.272cm" svg:y1="10.253cm" svg:x2="11.05cm" svg:y2="10.253cm">
          <text:p/>
        </draw:lin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7:48:01.568427191</meta:creation-date>
    <dc:date>2021-01-14T15:34:25.838387290</dc:date>
    <meta:editing-duration>PT2H21M22S</meta:editing-duration>
    <meta:editing-cycles>4</meta:editing-cycles>
    <meta:generator>LibreOffice/6.4.6.2$Linux_X86_64 LibreOffice_project/40$Build-2</meta:generator>
    <meta:document-statistic meta:object-count="81"/>
  </office:meta>
</office:document-meta>
</file>